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FunctionTests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urceHandlerFunctionTests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HandlerFunctionTests.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HandlerFunctionTests.getInvalid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urceHandlerFunctionTests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andlerFunctionTests.get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